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tecnologia">
            <text:p>tecnologia</text:p>
          </table:table-cell>
          <table:table-cell table:style-name="pd1" office:value-type="string" office:string-value="usuario">
            <text:p>usuario</text:p>
          </table:table-cell>
        </table:table-row>
        <table:table-row>
          <table:table-cell office:value-type="string" office:string-value="SQL">
            <text:p>SQL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 office:string-value="SQL">
            <text:p>SQL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SQL">
            <text:p>SQ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 office:string-value="SQL">
            <text:p>SQL</text:p>
          </table:table-cell>
          <table:table-cell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